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10" style:family="paragraph" style:parent-style-name="Text_20_body">
      <style:paragraph-properties fo:margin-top="0cm" fo:margin-bottom="0.011cm" fo:text-align="justify" style:justify-single-word="false"/>
    </style:style>
    <style:style style:name="P11" style:family="paragraph" style:parent-style-name="Text_20_body" style:list-style-name="L1">
      <style:paragraph-properties fo:margin-top="0cm" fo:margin-bottom="0.011cm" fo:text-align="justify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ourier" fo:font-size="14pt" style:font-size-asian="14pt" style:font-size-complex="14pt"/>
    </style:style>
    <style:style style:name="T8" style:family="text">
      <style:text-properties style:font-name="Courier1"/>
    </style:style>
    <style:style style:name="T9" style:family="text">
      <style:text-properties style:font-name="Courier1" fo:font-size="14pt" style:font-size-asian="14pt" style:font-size-complex="14pt"/>
    </style:style>
    <style:style style:name="T10" style:family="text">
      <style:text-properties style:font-name="Courier1" fo:font-size="10pt" style:font-size-asian="10pt" style:font-size-complex="10pt"/>
    </style:style>
    <style:style style:name="T11" style:family="text">
      <style:text-properties style:font-name="Courier1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79 : Introduction of arma2ss function</text:h>
      <text:p text:style-name="P2"/>
      <text:p text:style-name="P1"/>
      <text:p text:style-name="P1">Version: 1.0</text:p>
      <text:p text:style-name="P1">Author: Serge Steer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5/04/2012</text:p>
      <text:p text:style-name="P2"/>
      <text:p text:style-name="P1"/>
      <text:h text:style-name="P13" text:outline-level="3">Abstract</text:h>
      <text:p text:style-name="P4"><text:span text:style-name="T4">arma2ss transforms armac data structure into state space representation.</text:span></text:p>
      <text:p text:style-name="P1"/>
      <text:h text:style-name="P13" text:outline-level="3">Rationale</text:h>
      <text:p text:style-name="P7">The armac data structure cannot be used with many cacsd functions like bode, nyquist, flts, …</text:p>
      <text:p text:style-name="P7">The arma2ss function alloxs to tranform arma specific representation into a more general state space representation.</text:p>
      <text:p text:style-name="P7"/>
      <text:h text:style-name="P14" text:outline-level="3">Syntax</text:h>
      <text:p text:style-name="P8">[S,Sn]=arma2ss(Ar)</text:p>
      <text:p text:style-name="P9"><text:span text:style-name="T5">Where Ar is an armac representation and S the state space representation of the regular input to regular output transfer and Sn the <text:s/>state space representation of the noise to regular output transfer .</text:span></text:p>
      <text:h text:style-name="P13" text:outline-level="3"><text:span text:style-name="Teletype"><text:span text:style-name="T3">Example Usage</text:span></text:span></text:h>
      <text:p text:style-name="P10"><text:span text:style-name="Teletype"><text:span text:style-name="T11"><text:s text:c="7"/>//create an arma model</text:span></text:span></text:p>
      <text:p text:style-name="P10"><text:span text:style-name="Teletype"><text:span text:style-name="T11">--&gt;A = [eye(2,2),[-1.5 0.1;-0.2 1.5],[0.7 -0.3;0.1 0.7]];</text:span></text:span></text:p>
      <text:p text:style-name="P10"><text:span text:style-name="Teletype"><text:span text:style-name="T11">--&gt;B = [[0;0] [1;-1] [0.5;1.2]];</text:span></text:span></text:p>
      <text:p text:style-name="P10"><text:span text:style-name="Teletype"><text:span text:style-name="T11">--&gt;Ar=armac(A,B,zeros(2,2),2,1,0)</text:span></text:span></text:p>
      <text:p text:style-name="P10"><text:span text:style-name="Teletype"><text:span text:style-name="T11"><text:s/>Ar <text:s/>=</text:span></text:span></text:p>
      <text:p text:style-name="P10"><text:span text:style-name="Teletype"><text:span text:style-name="T11"><text:s text:c="3"/>A(z^-1)y=B(z^-1)u + D(z^-1) e(t)</text:span></text:span></text:p>
      <text:p text:style-name="P10"><text:span text:style-name="Teletype"><text:span text:style-name="T11"/></text:span></text:p>
      <text:p text:style-name="P10"><text:span text:style-name="Teletype"><text:span text:style-name="T11"><text:s text:c="3"/>A(x) = <text:s text:c="2"/></text:span></text:span></text:p>
      <text:p text:style-name="P10"><text:span text:style-name="Teletype"><text:span text:style-name="T11"><text:s text:c="19"/>2 <text:s text:c="14"/>2</text:span></text:span></text:p>
      <text:p text:style-name="P10"><text:span text:style-name="Teletype"><text:span text:style-name="T11"><text:s text:c="4"/>1 - 1.5x + 0.7x <text:s text:c="4"/>0.1x - 0.3x</text:span></text:span></text:p>
      <text:p text:style-name="P10"><text:span text:style-name="Teletype"><text:span text:style-name="T11"><text:s text:c="15"/>2 <text:s text:c="22"/>2</text:span></text:span></text:p>
      <text:list xml:id="list1542325315" text:style-name="L1">
        <text:list-item>
          <text:p text:style-name="P11"><text:span text:style-name="Teletype"><text:span text:style-name="T11">0.2x + 0.1x <text:s text:c="8"/>1 + 1.5x + 0.7x</text:span></text:span></text:p>
        </text:list-item>
        <text:list-item>
          <text:p text:style-name="P11"><text:span text:style-name="Teletype"><text:span text:style-name="T11"/></text:span></text:p>
        </text:list-item>
      </text:list>
      <text:p text:style-name="P10"><text:soft-page-break/><text:span text:style-name="Teletype"><text:span text:style-name="T11"><text:s/>B(x) =</text:span></text:span></text:p>
      <text:p text:style-name="P10"><text:span text:style-name="Teletype"><text:span text:style-name="T11"><text:s text:c="12"/>2</text:span></text:span></text:p>
      <text:p text:style-name="P10"><text:span text:style-name="Teletype"><text:span text:style-name="T11"><text:s text:c="4"/>x + 0.5x</text:span></text:span></text:p>
      <text:p text:style-name="P10"><text:span text:style-name="Teletype"><text:span text:style-name="T11"><text:s text:c="12"/>2</text:span></text:span></text:p>
      <text:p text:style-name="P10"><text:span text:style-name="Teletype"><text:span text:style-name="T11"><text:s text:c="2"/>- x + 1.2x</text:span></text:span></text:p>
      <text:p text:style-name="P10"><text:span text:style-name="Teletype"><text:span text:style-name="T11"><text:s/>D(x)=</text:span></text:span></text:p>
      <text:p text:style-name="P10"><text:span text:style-name="Teletype"><text:span text:style-name="T11"><text:s text:c="4"/>0 <text:s text:c="3"/>0</text:span></text:span></text:p>
      <text:p text:style-name="P10"><text:span text:style-name="Teletype"><text:span text:style-name="T11"><text:s text:c="10"/></text:span></text:span></text:p>
      <text:p text:style-name="P10"><text:span text:style-name="Teletype"><text:span text:style-name="T11"><text:s text:c="4"/>0 <text:s text:c="3"/>0</text:span></text:span></text:p>
      <text:p text:style-name="P10"><text:span text:style-name="Teletype"><text:span text:style-name="T11"><text:s text:c="2"/>e(t)=Sig*w(t); w(t) 2-dim white noise</text:span></text:span></text:p>
      <text:p text:style-name="P10"><text:span text:style-name="Teletype"><text:span text:style-name="T11"><text:s text:c="2"/>Sig= <text:s/>| 0 |</text:span></text:span></text:p>
      <text:p text:style-name="P10"><text:span text:style-name="Teletype"><text:span text:style-name="T11">--&gt; // transform it into state space</text:span></text:span></text:p>
      <text:p text:style-name="P3"><text:span text:style-name="Teletype"><text:span text:style-name="T11">--&gt;[S,Sn]=arma2ss(Ar);</text:span></text:span></text:p>
      <text:p text:style-name="P3"><text:span text:style-name="Teletype"><text:span text:style-name="T11">--&gt;ssprint(S)</text:span></text:span></text:p>
      <text:p text:style-name="P3"><text:span text:style-name="Teletype"><text:span text:style-name="T11"><text:s text:c="4"/>| 1.5 -0.1 -0.7 <text:s/>0.3 <text:s/>1 <text:s/>0.5 | <text:s text:c="3"/>| 0 |</text:span></text:span></text:p>
      <text:p text:style-name="P3"><text:span text:style-name="Teletype"><text:span text:style-name="T11"><text:s text:c="4"/>| 0.2 -1.5 -0.1 -0.7 -1 <text:s/>1.2 | <text:s text:c="3"/>| 0 |</text:span></text:span></text:p>
      <text:p text:style-name="P3"><text:span text:style-name="Teletype"><text:span text:style-name="T11">+ <text:s text:c="2"/>| 1 <text:s text:c="3"/>0 <text:s text:c="3"/>0 <text:s text:c="3"/>0 <text:s text:c="3"/>0 <text:s/>0 <text:s text:c="2"/>| <text:s text:c="3"/>| 0 |</text:span></text:span></text:p>
      <text:p text:style-name="P3"><text:span text:style-name="Teletype"><text:span text:style-name="T11">x = | 0 <text:s text:c="3"/>1 <text:s text:c="3"/>0 <text:s text:c="3"/>0 <text:s text:c="3"/>0 <text:s/>0 <text:s text:c="2"/>|x + | 0 |u <text:s text:c="2"/></text:span></text:span></text:p>
      <text:p text:style-name="P3"><text:span text:style-name="Teletype"><text:span text:style-name="T11"><text:s text:c="4"/>| 0 <text:s text:c="3"/>0 <text:s text:c="3"/>0 <text:s text:c="3"/>0 <text:s text:c="3"/>0 <text:s/>0 <text:s text:c="2"/>| <text:s text:c="3"/>| 1 |</text:span></text:span></text:p>
      <text:p text:style-name="P3"><text:span text:style-name="Teletype"><text:span text:style-name="T11"><text:s text:c="4"/>| 0 <text:s text:c="3"/>0 <text:s text:c="3"/>0 <text:s text:c="3"/>0 <text:s text:c="3"/>1 <text:s/>0 <text:s text:c="2"/>| <text:s text:c="3"/>| 0 |</text:span></text:span></text:p>
      <text:p text:style-name="P3"><text:span text:style-name="Teletype"><text:span text:style-name="T10"><text:s/></text:span></text:span></text:p>
      <text:p text:style-name="P3"><text:span text:style-name="Teletype"><text:span text:style-name="T11"><text:s text:c="4"/>| 1 <text:s/>0 <text:s/>0 <text:s/>0 <text:s/>0 <text:s/>0 |</text:span></text:span></text:p>
      <text:p text:style-name="P3"><text:span text:style-name="Teletype"><text:span text:style-name="T11">y = | 0 <text:s/>1 <text:s/>0 <text:s/>0 <text:s/>0 <text:s/>0 |x <text:s text:c="2"/></text:span></text:span></text:p>
      <text:p text:style-name="P3"/>
      <text:h text:style-name="P13" text:outline-level="3">Changelog</text:h>
      <text:p text:style-name="P3"><text:tab/><text:span text:style-name="T2">1.0 – Initial revision</text:span></text:p>
      <text:p text:style-name="P5"/>
      <text:h text:style-name="P13" text:outline-level="3">Copyright</text:h>
      <text:p text:style-name="P1">This document has been placed under the license CeCILL-B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1" svg:font-family="Courier" style:font-family-generic="modern" style:font-pitch="fixed"/>
    <style:font-face style:name="Courier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1206</meta:generator>
    <meta:initial-creator>Pierre MARECHAL</meta:initial-creator>
    <meta:creation-date>2008-07-09T13:39:08</meta:creation-date>
    <dc:date>2012-04-25T10:14:52</dc:date>
    <meta:editing-cycles>13</meta:editing-cycles>
    <meta:editing-duration>P1DT4H38M19S</meta:editing-duration>
    <meta:document-statistic meta:table-count="0" meta:image-count="0" meta:object-count="0" meta:page-count="2" meta:paragraph-count="55" meta:word-count="289" meta:character-count="1656" meta:non-whitespace-character-count="1138"/>
    <meta:user-defined meta:name="Info 1"/>
    <meta:user-defined meta:name="Info 2"/>
    <meta:user-defined meta:name="Info 3"/>
    <meta:user-defined meta:name="Info 4"/>
  </office:meta>
</office:document-meta>
</file>